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rlito" svg:font-family="Carli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NanumGothic" svg:font-family="NanumGothic" style:font-family-generic="swiss" style:font-pitch="variable"/>
    <style:font-face style:name="Nimbus Sans L" svg:font-family="'Nimbus Sans L'" style:font-family-generic="swiss" style:font-pitch="variable"/>
    <style:font-face style:name="PT Sans" svg:font-family="'PT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0066" draw:fill="solid" draw:fill-color="#fcf8e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svg:stroke-color="#660066" draw:fill="solid" draw:fill-color="#dff0d8" draw:textarea-horizontal-align="justify" draw:textarea-vertical-align="middle" draw:auto-grow-height="false"/>
    </style:style>
    <style:style style:name="gr5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>
        <style:tab-stops/>
      </style:paragraph-properties>
      <style:text-properties fo:font-style="italic" style:font-style-asian="italic" style:font-style-complex="italic"/>
    </style:style>
    <style:style style:name="P2" style:family="paragraph">
      <style:paragraph-properties fo:text-align="center">
        <style:tab-stops/>
      </style:paragraph-properties>
      <style:text-properties style:font-name="PT Sans" fo:font-size="14pt" fo:font-style="italic" style:font-size-asian="14pt" style:font-style-asian="italic" style:font-weight-asian="normal" style:font-size-complex="14pt" style:font-style-complex="italic"/>
    </style:style>
    <style:style style:name="P3" style:family="paragraph">
      <style:paragraph-properties fo:text-align="center"/>
      <style:text-properties style:font-name="PT Sans" fo:font-size="13pt" style:font-size-asian="13pt" style:font-size-complex="13pt"/>
    </style:style>
    <style:style style:name="P4" style:family="paragraph">
      <style:paragraph-properties fo:text-align="center"/>
    </style:style>
    <style:style style:name="P5" style:family="paragraph">
      <style:paragraph-properties fo:text-align="center">
        <style:tab-stops/>
      </style:paragraph-properties>
      <style:text-properties fo:font-size="14pt" fo:font-style="italic" style:font-size-asian="14pt" style:font-style-asian="italic" style:font-weight-asian="normal" style:font-size-complex="14pt" style:font-style-complex="italic"/>
    </style:style>
    <style:style style:name="T1" style:family="text">
      <style:text-properties style:font-name="Carlito" fo:font-size="14pt" fo:font-style="italic" style:font-size-asian="14pt" style:font-style-asian="italic" style:font-weight-asian="normal" style:font-size-complex="14pt" style:font-style-complex="italic"/>
    </style:style>
    <style:style style:name="T2" style:family="text">
      <style:text-properties fo:font-size="14pt" fo:font-style="italic" style:font-size-asian="14pt" style:font-style-asian="italic" style:font-weight-asian="normal" style:font-size-complex="14pt" style:font-style-complex="italic"/>
    </style:style>
    <style:style style:name="T3" style:family="text">
      <style:text-properties style:font-name="PT Sans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4cm" svg:height="3.8cm" svg:x="1.5cm" svg:y="1.3cm">
          <text:p text:style-name="P1"><text:span text:style-name="T1">unencrypted email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1.2cm" svg:x="1.8cm" svg:y="3.3cm">
          <text:p text:style-name="P3"><text:span text:style-name="T3">Sen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1.2cm" svg:x="5.3cm" svg:y="3.3cm">
          <text:p text:style-name="P3"><text:span text:style-name="T3">MT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cm" svg:y1="3.9cm" svg:x2="5.3cm" svg:y2="3.9cm">
          <text:p/>
        </draw:line>
        <draw:custom-shape draw:style-name="gr4" draw:text-style-name="P5" draw:layer="layout" svg:width="8.4cm" svg:height="3.8cm" svg:x="9.9cm" svg:y="1.3cm">
          <text:p text:style-name="P1"><text:span text:style-name="T1">encrypted email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1.2cm" svg:x="8.8cm" svg:y="3.3cm">
          <text:p text:style-name="P3"><text:span text:style-name="T3">Zeyple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5cm" svg:y1="3.9cm" svg:x2="8.8cm" svg:y2="3.9cm">
          <text:p/>
        </draw:line>
        <draw:custom-shape draw:style-name="gr2" draw:text-style-name="P3" draw:layer="layout" svg:width="2.2cm" svg:height="1.2cm" svg:x="12.3cm" svg:y="3.3cm">
          <text:p text:style-name="P3"><text:span text:style-name="T3">MT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cm" svg:y1="3.9cm" svg:x2="12.3cm" svg:y2="3.9cm">
          <text:p/>
        </draw:line>
        <draw:custom-shape draw:style-name="gr2" draw:text-style-name="P3" draw:layer="layout" svg:width="2.2cm" svg:height="1.2cm" svg:x="15.8cm" svg:y="3.3cm">
          <text:p text:style-name="P3"><text:span text:style-name="T3">Recipien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5cm" svg:y1="3.9cm" svg:x2="15.8cm" svg:y2="3.9cm">
          <text:p/>
        </draw:line>
        <draw:custom-shape draw:style-name="gr5" draw:text-style-name="P4" draw:layer="layout" svg:width="16.8cm" svg:height="3.8cm" svg:x="1.5cm" svg:y="1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Carlito" svg:font-family="Carli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NanumGothic" svg:font-family="NanumGothic" style:font-family-generic="swiss" style:font-pitch="variable"/>
    <style:font-face style:name="Nimbus Sans L" svg:font-family="'Nimbus Sans L'" style:font-family-generic="swiss" style:font-pitch="variable"/>
    <style:font-face style:name="PT Sans" svg:font-family="'PT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nfertux </meta:initial-creator>
    <meta:creation-date>2013-12-14T06:01:26.262606081</meta:creation-date>
    <dc:date>2013-12-14T06:20:34.801168564</dc:date>
    <dc:creator>Infertux </dc:creator>
    <meta:editing-duration>PT8M18S</meta:editing-duration>
    <meta:editing-cycles>2</meta:editing-cycles>
    <meta:generator>LibreOffice/4.1.3.2$Linux_X86_64 LibreOffice_project/410$Build-2</meta:generator>
    <meta:document-statistic meta:object-count="12"/>
  </office:meta>
</office:document-meta>
</file>